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8pt" officeooo:rsid="002377d6" officeooo:paragraph-rsid="002377d6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2377d6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1e6ac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1pt" officeooo:rsid="001e6acb" officeooo:paragraph-rsid="001e6acb" style:font-size-asian="11pt" style:font-size-complex="11pt"/>
    </style:style>
    <style:style style:name="T1" style:family="text">
      <style:text-properties fo:font-size="15pt" officeooo:rsid="002322fb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23c54d" style:font-size-asian="15pt" style:font-size-complex="15pt"/>
    </style:style>
    <style:style style:name="T4" style:family="text">
      <style:text-properties style:use-window-font-color="true" loext:opacity="0%" fo:font-size="11pt" officeooo:rsid="002322fb" style:font-size-asian="11pt" style:font-size-complex="11pt"/>
    </style:style>
    <style:style style:name="T5" style:family="text">
      <style:text-properties style:use-window-font-color="true" loext:opacity="0%" fo:font-size="11pt" style:font-size-asian="11pt" style:font-size-complex="11pt"/>
    </style:style>
    <style:style style:name="T6" style:family="text">
      <style:text-properties officeooo:rsid="0023c54d"/>
    </style:style>
    <style:style style:name="T7" style:family="text">
      <style:text-properties style:use-window-font-color="true" loext:opacity="0%" fo:font-size="28pt" officeooo:rsid="000dd961" style:font-size-asian="28pt" style:font-size-complex="28pt"/>
    </style:style>
    <style:style style:name="T8" style:family="text">
      <style:text-properties style:use-window-font-color="true" loext:opacity="0%" fo:font-size="28pt" officeooo:rsid="0023576c" style:font-size-asian="28pt" style:font-size-complex="28pt"/>
    </style:style>
    <style:style style:name="T9" style:family="text">
      <style:text-properties style:use-window-font-color="true" loext:opacity="0%" fo:font-size="28pt" officeooo:rsid="0023c54d" style:font-size-asian="28pt" style:font-size-complex="28pt"/>
    </style:style>
    <style:style style:name="T10" style:family="text">
      <style:text-properties style:use-window-font-color="true" loext:opacity="0%" fo:font-size="11pt" officeooo:rsid="0023c54d" style:font-size-asian="11pt" style:font-size-complex="11pt"/>
    </style:style>
    <style:style style:name="T11" style:family="text">
      <style:text-properties style:use-window-font-color="true" loext:opacity="0%" fo:font-size="11pt" officeooo:rsid="001e6acb" style:font-size-asian="11pt" style:font-size-complex="11pt"/>
    </style:style>
    <style:style style:name="T12" style:family="text">
      <style:text-properties officeooo:rsid="0023576c"/>
    </style:style>
    <style:style style:name="T13" style:family="text">
      <style:text-properties officeooo:rsid="002322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</text:span><text:span text:style-name="T2">ell Latitude </text:span><text:span text:style-name="T3">3520</text:span></text:p>
      <text:p text:style-name="P2">Battery ✅</text:p>
      <text:p text:style-name="P3"><text:span text:style-name="T4">8</text:span><text:span text:style-name="T5">GB RAM</text:span></text:p>
      <text:p text:style-name="P4">​<text:span text:style-name="T6">Broken Hinge</text:span></text:p>
      <text:p text:style-name="P3"><text:span text:style-name="T7">i</text:span><text:span text:style-name="T8">5</text:span><text:span text:style-name="T7">-</text:span><text:span text:style-name="T9">1165G7</text:span><text:span text:style-name="T10">2</text:span><text:span text:style-name="T11">.</text:span><text:span text:style-name="T10">8</text:span><text:span text:style-name="T11">0GHz</text:span></text:p>
      <text:p text:style-name="P4">Bios <text:span text:style-name="T12">Unl</text:span><text:span text:style-name="T13">ock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10T13:25:04.610648200</meta:print-date>
    <dc:date>2025-10-10T13:30:37.538871200</dc:date>
    <meta:editing-duration>P6DT20H7M11S</meta:editing-duration>
    <meta:editing-cycles>7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6" meta:word-count="12" meta:character-count="76" meta:non-whitespace-character-count="69"/>
  </office:meta>
</office:document-meta>
</file>